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ALCON CANALES, HUMBER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3050594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NAZCA - COMISARI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ALCON CANALES, HUM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05059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69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9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58293991</text:p>
          </table:table-cell>
          <table:table-cell table:style-name="Tabla2.A2" office:value-type="string">
            <text:p text:style-name="P7">69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3:17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